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1"/>
        <table:table-row table:style-name="ro1">
          <table:table-cell table:number-columns-repeated="2"/>
          <table:table-cell office:value-type="string" calcext:value-type="string">
            <text:p>nb appel</text:p>
          </table:table-cell>
          <table:table-cell office:value-type="string" calcext:value-type="string">
            <text:p>nb hologramme</text:p>
          </table:table-cell>
          <table:table-cell office:value-type="string" calcext:value-type="string">
            <text:p>total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Correction aberration</text:p>
          </table:table-cell>
          <table:table-cell office:value-type="float" office:value="0.00188639" calcext:value-type="float">
            <text:p>0,00188639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formula="of:=[.B3]*[.C3]*[.D3]" office:value-type="float" office:value="2.263668" calcext:value-type="float">
            <text:p>2,26366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éroulement</text:p>
          </table:table-cell>
          <table:table-cell office:value-type="float" office:value="0.0351315" calcext:value-type="float">
            <text:p>0,0351315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formula="of:=[.B4]*[.C4]*[.D4]" office:value-type="float" office:value="21.0789" calcext:value-type="float">
            <text:p>21,078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ecalage générique</text:p>
          </table:table-cell>
          <table:table-cell office:value-type="float" office:value="0.000166382" calcext:value-type="float">
            <text:p>0,00016638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formula="of:=[.B5]*[.C5]*[.D5]" office:value-type="float" office:value="0.2994876" calcext:value-type="float">
            <text:p>0,2994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shift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formula="of:=[.B6]*[.C6]*[.D6]" office:value-type="float" office:value="0.3006" calcext:value-type="float">
            <text:p>0,3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 2pi</text:p>
          </table:table-cell>
          <table:table-cell office:value-type="float" office:value="0.00183235" calcext:value-type="float">
            <text:p>0,00183235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formula="of:=[.B7]*[.C7]*[.D7]" office:value-type="float" office:value="1.09941" calcext:value-type="float">
            <text:p>1,09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2D petite</text:p>
          </table:table-cell>
          <table:table-cell office:value-type="float" office:value="0.00612668" calcext:value-type="float">
            <text:p>0,00612668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formula="of:=[.B8]*[.C8]*[.D8]" office:value-type="float" office:value="11.028024" calcext:value-type="float">
            <text:p>11,02802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f2D grande avant</text:p>
          </table:table-cell>
          <table:table-cell office:value-type="float" office:value="0.01" calcext:value-type="float">
            <text:p>0,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res</text:p>
          </table:table-cell>
          <table:table-cell office:value-type="string" calcext:value-type="string">
            <text:p>0.069</text:p>
          </table:table-cell>
          <table:table-cell table:number-columns-repeated="2"/>
          <table:table-cell table:formula="of:=SUM([.E3:.E10])" office:value-type="float" office:value="36.0700896" calcext:value-type="float">
            <text:p>36,0700896</text:p>
          </table:table-cell>
          <table:table-cell table:number-columns-repeated="2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 style:data-style-name="N2" text:time-value="23:53:15.908075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 </meta:initial-creator>
    <meta:creation-date>2015-10-13T23:22:01.557805056</meta:creation-date>
    <dc:date>2015-10-16T00:02:54.965250828</dc:date>
    <dc:creator>mat </dc:creator>
    <meta:editing-duration>PT13M50S</meta:editing-duration>
    <meta:editing-cycles>2</meta:editing-cycles>
    <meta:generator>LibreOffice/4.3.3.2$Linux_X86_64 LibreOffice_project/430m0$Build-2</meta:generator>
    <meta:document-statistic meta:table-count="1" meta:cell-count="38" meta:object-count="0"/>
  </office:meta>
</office:document-meta>
</file>